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3mm"/>
    </style:style>
    <style:style style:name="co2" style:family="table-column">
      <style:table-column-properties fo:break-before="auto" style:column-width="101.3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ubstrateAbsorbe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Ce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Gatewa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Gat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WallWit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FenceFounda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Fl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CeilingWith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Lad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Pill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Ra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Ram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Stair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WallWith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vancedBul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vancedRifleBul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vancedSniperBul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irCondition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All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Ankyl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pi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Argentavi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Arthr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achinedRif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urr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allistaTurr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allistaArr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earTr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Toa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eerBarre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Gate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Gateway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Gate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Gateway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Gate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Gateway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loodExtract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ol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ookshel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oomera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auro_Platfor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aur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ugRepe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odernBe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4Amm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eaponC4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ampfir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ann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annonB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antee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Turt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Carn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Beav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atapultTurr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itinPast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ainBol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ainSa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emBenc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itin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itin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itin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itin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hitin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a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oth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oth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oth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oth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oth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lusterGrenad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ompas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ompostBi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ompoundB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ookingPo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rossb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DesertCloth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DesertCloth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DesertCloth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DesertCloth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DesertClothGoogles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Gat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Gatewa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Diplodocu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Direbe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Doe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Dunk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ElectricPro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werCableIntersec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werGenerat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werOut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Electronic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ElevatorTrac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achinedPisto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achinedSnip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EngramLevelRequirement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abricat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eedingTroug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ishingRo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meArr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methrow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methrowerAmm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reLaunch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shl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ur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ur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ur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ur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ur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P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Galli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asMas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hillie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hillie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hillie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hillie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hillie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CeilingWithDoorWay_Gi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CeilingDoorGi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CeilingWithTrapdoorGi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TrapdoorGi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TrapdoorGi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CeilingWithTrapdoorGi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Gig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applingHoo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aveston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Ce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WallWit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nad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unpow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andcuff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iners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ide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ide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ide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ide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ide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ideSleepingBa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HoloScop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eaMin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Dolphi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ipwireC4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werCableInclin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IndustrialCookingPo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IndustrialFo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i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in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Lamppos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BearTrap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ropPlot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ElevatorPlatform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rageBox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Las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ureL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mpleRif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ot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agnifyingGlas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ammot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ant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anti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ropPlot_Mediu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ElevatorPlatformMediu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ta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egalod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ompoundArr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ign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Catwal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Ce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Gat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Gatewa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WallWit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FenceFounda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Fl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Hatch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CeilingWith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peInclin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peIntak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peIntersec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peStra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peT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peVertica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Lad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c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Pill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Ra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Ram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hiel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ick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ig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pike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tair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eePlatformMeta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ign_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terTankMeta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WallWith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inigunTurr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irr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Camelsauru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ortarAndPest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osa_Platfor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Mos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Narcotic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NightVisionGoggl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EngramLevelRequirement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NotePap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OilJ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OilPum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LamppostOmni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ach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aintbrus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aintingCanva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aracer_Platfor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arac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arachut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ar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el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hiomi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ik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lesio_Platfor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lesi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isonGrenad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lym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reservingBi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reservingSal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roco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ropell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Pter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corp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achinedShotgu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Quetz_Platfor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Quetz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adi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Rapt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iracleGr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o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IceBox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Gat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Keypa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Rex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iotBoo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iotShi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iotGlov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iotHelm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iot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iotShiel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RockGole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ocketHommingAmm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ocketLaunch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ocketAmm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ocketTurr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EngramLevelRequirement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opeLad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cubaBoots_Flipper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cubaPant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cubaHelmet_Goggle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cubaShirt_SuitWithTan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EngramLevelRequirement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ab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arc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cop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mpleShotgu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lenc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mpleBe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mpleBul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isto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mpleRifleBul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impleShotgunBull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lagSing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lingsho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Roo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SlopedWall_Le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dobeSlopedWall_R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Roo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SlopedWall_Le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reenhouseSlopedWall_R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Roo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lopedWall_Le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MetalSlopedWall_R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Roo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SlopedWall_Le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SlopedWall_R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Roo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SlopedWall_le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SlopedWall_R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lopedWall_Le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lopedWall_R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Roof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CropPlot_Sm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ElevatorPlatformSm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nvilBenc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GasGrenad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parkpow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pe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pin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prayPaint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pyglas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andingTorc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teg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imula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rrowSton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Ce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Gatewa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WallWit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FenceFounda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ireplac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Fl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Hatche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CeilingWith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peIncline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peIntak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peIntersec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peStra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peT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peVertica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Pill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Ra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Stair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WallWith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rageBox_Sm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werCableStraigh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wor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Tapejara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en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TerrorBir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WallWit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Fl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Ce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hatch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SpineyLizar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Titano_Platform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EngramLevelRequirement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ainingDummy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rrowTranq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anqDar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ansGPSAmm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ansGP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eeSapT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Trik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AlarmTr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isonTr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ophyBas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ophy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rageBox_Hu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EngramLevelRequirement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PowerCableVertica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EngramLevelRequirement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Vesse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llTorc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rMa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EngramLevelRequirement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rdrum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terJ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terTan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terWe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aterski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eaponWhi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indTurbin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Bench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ign_Lar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Cag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Catwalk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Ce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Chai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toneClub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WallWith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FenceFoundatio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Fl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CeilingWith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Ladde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Pilla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Raft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Railing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Ramp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hiel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ign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EngramLevelRequirement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pike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tairs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Furniture_WoodTable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Trapdoor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TreePlatformWood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EngramLevelRequirement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EngramLevelRequirement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Sign_Wall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EngramLevelRequirement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EngramLevelRequirement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WoodWallWithWindow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EngramLevelRequirement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RemoveEngramPreReq=true)</text:p>
          </table:table-cell>
        </table:table-row>
        <table:table-row table:style-name="ro1">
          <table:table-cell office:value-type="string" calcext:value-type="string">
            <text:p>OverrideNamedEngramEntries=(EngramClassName="</text:p>
          </table:table-cell>
          <table:table-cell office:value-type="string" calcext:value-type="string">
            <text:p>EngramEntry_Saddle_Rhino_C</text:p>
          </table:table-cell>
          <table:table-cell office:value-type="string" calcext:value-type="string">
            <text:p>",EngramHidden=false,EngramPointCost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EngramLevelRequirement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RemoveEngramPreReq=tru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25:11.581811412</meta:creation-date>
    <dc:date>2016-11-07T17:33:20.090600603</dc:date>
    <meta:editing-duration>PT8M10S</meta:editing-duration>
    <meta:editing-cycles>1</meta:editing-cycles>
    <meta:document-statistic meta:table-count="1" meta:cell-count="2800" meta:object-count="0"/>
    <meta:generator>LibreOffice/5.1.4.2$Linux_X86_64 LibreOffice_project/10m0$Build-2</meta:generator>
  </office:meta>
</office:document-meta>
</file>